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ext">
      <style:text-properties fo:color="#ff3333"/>
    </style:style>
    <style:style style:name="T2" style:family="text">
      <style:text-properties fo:color="#00ff66"/>
    </style:style>
    <style:style style:name="T3" style:family="text">
      <style:text-properties fo:color="#ff6600"/>
    </style:style>
    <style:style style:name="T4" style:family="text">
      <style:text-properties fo:color="#33ff99"/>
    </style:style>
    <style:style style:name="T5" style:family="text">
      <style:text-properties style:use-window-font-color="tru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4 sections, identical except a/b/c/d labelling;</text:p>
      <text:p text:style-name="Preformatted_20_Text">black on rhs is bold/continuous/block,</text:p>
      <text:p text:style-name="Preformatted_20_Text">red is dotted or something,</text:p>
      <text:p text:style-name="Preformatted_20_Text">green is dashed or something:</text:p>
      <text:p text:style-name="Preformatted_20_Text"><text:tab/><text:tab/><text:tab/><text:tab/><text:tab/></text:p>
      <text:p text:style-name="Preformatted_20_Text">------------------<text:tab/><text:tab/><text:tab/><text:tab/><text:tab/><text:tab/>----------------</text:p>
      <text:p text:style-name="Preformatted_20_Text"><text:tab/><text:tab/><text:tab/><text:tab/><text:tab/><text:tab/><text:tab/><text:tab/> <text:s text:c="4"/><text:span text:style-name="T4">v</text:span> <text:span text:style-name="T4">&lt; &lt; &lt; &lt; &lt; &lt;</text:span></text:p>
      <text:p text:style-name="Preformatted_20_Text"><text:tab/>O<text:tab/><text:tab/>switch<text:tab/><text:tab/><text:tab/> <text:s text:c="3"/><text:span text:style-name="T1">CYCL</text:span>/1SHOT/<text:span text:style-name="T4">SEQ</text:span> A <text:s/><text:span text:style-name="T1">&lt;</text:span> <text:span text:style-name="T3">&lt;</text:span> <text:span text:style-name="T1">&lt; <text:s/></text:span><text:span text:style-name="T4">^</text:span></text:p>
      <text:p text:style-name="Preformatted_20_Text"><text:tab/><text:tab/><text:tab/><text:tab/><text:tab/><text:tab/><text:tab/> <text:s text:c="5"/><text:span text:style-name="T1">v</text:span>v<text:span text:style-name="T2">v<text:tab/><text:tab/> <text:s text:c="9"/></text:span><text:span text:style-name="T1">^ </text:span><text:span text:style-name="T4">^</text:span></text:p>
      <text:p text:style-name="Preformatted_20_Text">O<text:tab/><text:tab/>O<text:tab/>knobs<text:tab/><text:tab/><text:tab/> a A<text:tab/> <text:s text:c="5"/><text:span text:style-name="T1">v</text:span>v<text:span text:style-name="T2">v</text:span><text:tab/> <text:s text:c="7"/>r A<text:tab/> <text:s text:c="9"/><text:span text:style-name="T3">^ </text:span><text:span text:style-name="T4">^</text:span></text:p>
      <text:p text:style-name="Preformatted_20_Text"><text:tab/>o<text:tab/><text:tab/>LED<text:tab/><text:tab/><text:tab/><text:tab/> <text:s text:c="5"/><text:span text:style-name="T5">red</text:span><text:tab/> <text:s text:c="9"/><text:span text:style-name="T1">^ </text:span><text:span text:style-name="T4">^</text:span></text:p>
      <text:p text:style-name="Preformatted_20_Text">o<text:tab/>O<text:tab/>o<text:tab/>LED/socket/LED <text:s text:c="4"/><text:tab/>green<text:tab/> <text:s text:c="3"/>EO A <text:s/><text:span text:style-name="T1">&gt;</text:span> <text:span text:style-name="T1">&gt;</text:span> amber <text:s/><text:span text:style-name="T1">&gt;</text:span> <text:span text:style-name="T1">^</text:span><text:tab/><text:span text:style-name="T4">^</text:span></text:p>
      <text:p text:style-name="Preformatted_20_Text"><text:tab/><text:tab/><text:tab/><text:tab/><text:tab/> <text:s text:c="6"/><text:tab/><text:tab/> <text:s text:c="6"/><text:span text:style-name="T4">v</text:span>v<text:tab/><text:tab/><text:tab/><text:span text:style-name="T4">^</text:span></text:p>
      <text:p text:style-name="Preformatted_20_Text">O<text:tab/><text:tab/>O<text:tab/>sockets<text:tab/><text:tab/> <text:s text:c="12"/>TRIG A <text:s text:c="2"/><text:span text:style-name="T4">&lt; &lt;</text:span> <text:s/>&gt; &gt; &gt; <text:s/>OUT A &gt; &gt;<text:tab/><text:span text:style-name="T4">^</text:span></text:p>
      <text:p text:style-name="Preformatted_20_Text">-----------------<text:tab/><text:tab/><text:tab/><text:tab/><text:tab/><text:span text:style-name="T4">v</text:span><text:tab/>----------------<text:tab/><text:tab/><text:span text:style-name="T4">^</text:span></text:p>
      <text:p text:style-name="Preformatted_20_Text"><text:tab/>O<text:tab/><text:tab/>switch<text:tab/><text:tab/><text:tab/><text:span text:style-name="T4">&gt;</text:span> <text:s text:c="2"/><text:span text:style-name="T1">CYCL</text:span>/1SHOT/<text:span text:style-name="T4">SEQ</text:span> B <text:s/><text:span text:style-name="T1">&lt;</text:span> <text:span text:style-name="T3">&lt;</text:span> <text:span text:style-name="T1">&lt; </text:span><text:span text:style-name="T4">^</text:span></text:p>
      <text:p text:style-name="Preformatted_20_Text"><text:tab/><text:tab/><text:tab/><text:tab/><text:tab/><text:tab/> <text:tab/> <text:s text:c="5"/><text:span text:style-name="T1">v</text:span>v<text:span text:style-name="T4">v</text:span><text:span text:style-name="T2"><text:tab/><text:tab/> <text:s text:c="9"/></text:span><text:span text:style-name="T1">^ </text:span><text:span text:style-name="T4">^</text:span></text:p>
      <text:p text:style-name="Preformatted_20_Text">O<text:tab/><text:tab/>O<text:tab/>knobs<text:tab/><text:tab/><text:tab/> a B<text:tab/> <text:s text:c="5"/><text:span text:style-name="T1">v</text:span>v<text:span text:style-name="T4">v</text:span><text:tab/> <text:s text:c="7"/>r B<text:tab/> <text:s text:c="9"/><text:span text:style-name="T1">^ </text:span><text:span text:style-name="T4">^</text:span></text:p>
      <text:p text:style-name="Preformatted_20_Text"><text:tab/>o<text:tab/><text:tab/>LED<text:tab/><text:tab/><text:tab/><text:tab/> <text:s text:c="5"/><text:span text:style-name="T5">red</text:span><text:tab/><text:tab/> <text:s text:c="9"/><text:span text:style-name="T1">^</text:span><text:tab/><text:span text:style-name="T4">^</text:span><text:tab/> <text:s text:c="2"/></text:p>
      <text:p text:style-name="Preformatted_20_Text">o<text:tab/>O<text:tab/>o<text:tab/>LED/socket/LED <text:s text:c="9"/>green <text:s text:c="8"/>EO B <text:s/><text:span text:style-name="T1">&gt; &gt;</text:span> amber <text:s/><text:span text:style-name="T1">&gt;</text:span> <text:span text:style-name="T1">^ </text:span><text:span text:style-name="T4">^</text:span></text:p>
      <text:p text:style-name="Preformatted_20_Text"><text:tab/><text:tab/><text:tab/><text:tab/><text:tab/> <text:s text:c="12"/><text:tab/> <text:s text:c="5"/><text:span text:style-name="T4">v</text:span>v<text:tab/><text:tab/><text:tab/><text:span text:style-name="T4">^</text:span></text:p>
      <text:p text:style-name="Preformatted_20_Text">O<text:tab/><text:tab/>O<text:tab/>sockets<text:tab/><text:tab/> <text:s text:c="12"/>TRIG B <text:s/><text:span text:style-name="T4">&lt; &lt;</text:span> <text:s text:c="2"/>&gt; &gt; &gt; <text:s/>OUT B &gt; &gt; <text:span text:style-name="T4">^</text:span></text:p>
      <text:p text:style-name="Preformatted_20_Text">-----------------<text:tab/><text:tab/><text:tab/><text:tab/><text:tab/><text:span text:style-name="T4">v</text:span><text:tab/>----------------<text:tab/><text:tab/><text:span text:style-name="T4">^</text:span></text:p>
      <text:p text:style-name="Preformatted_20_Text"><text:tab/>O<text:tab/><text:tab/>switch<text:tab/><text:tab/><text:tab/><text:span text:style-name="T4">&gt;</text:span> <text:s text:c="2"/><text:span text:style-name="T1">CYCL</text:span>/1SHOT/<text:span text:style-name="T4">SEQ</text:span> C <text:s/><text:span text:style-name="T1">&lt;</text:span> <text:span text:style-name="T3">&lt;</text:span> <text:span text:style-name="T1">&lt; </text:span><text:span text:style-name="T4">^</text:span></text:p>
      <text:p text:style-name="Preformatted_20_Text"><text:tab/><text:tab/><text:tab/><text:tab/><text:tab/><text:tab/><text:tab/> <text:s text:c="5"/><text:span text:style-name="T1">v</text:span>v<text:span text:style-name="T2">v<text:tab/><text:tab/> <text:s text:c="9"/></text:span><text:span text:style-name="T1">^ </text:span><text:span text:style-name="T4">^</text:span></text:p>
      <text:p text:style-name="Preformatted_20_Text">O<text:tab/><text:tab/>O<text:tab/>knobs<text:tab/><text:tab/><text:tab/>a C<text:tab/> <text:s text:c="5"/><text:span text:style-name="T1">v</text:span>v<text:span text:style-name="T2">v</text:span><text:tab/> <text:s text:c="7"/>r C <text:s text:c="9"/><text:span text:style-name="T1">^</text:span><text:tab/><text:span text:style-name="T4">^</text:span><text:tab/><text:tab/><text:tab/><text:tab/>o<text:tab/><text:tab/>LED<text:tab/><text:tab/> <text:s text:c="4"/><text:tab/><text:tab/> <text:s text:c="5"/><text:span text:style-name="T5">red</text:span><text:tab/><text:tab/> <text:s text:c="9"/><text:span text:style-name="T1">^ </text:span><text:span text:style-name="T4">^</text:span></text:p>
      <text:p text:style-name="Preformatted_20_Text">o<text:tab/>O<text:tab/>o<text:tab/>LED/socket/LED <text:s text:c="9"/>green <text:s text:c="8"/>EO C <text:s/><text:span text:style-name="T1">&gt; &gt;</text:span> amber <text:s/><text:span text:style-name="T1">&gt;</text:span> <text:span text:style-name="T1">^ </text:span><text:span text:style-name="T4">^</text:span></text:p>
      <text:p text:style-name="Preformatted_20_Text"><text:tab/><text:tab/><text:tab/><text:tab/><text:tab/> <text:s text:c="4"/><text:tab/><text:span text:style-name="T4"><text:tab/> <text:s text:c="6"/>v</text:span><text:span text:style-name="T5">v<text:tab/><text:tab/><text:tab/></text:span><text:span text:style-name="T4">^</text:span></text:p>
      <text:p text:style-name="Preformatted_20_Text">O<text:tab/><text:tab/>O<text:tab/>sockets<text:tab/> <text:s text:c="12"/><text:tab/>TRIG C <text:s/><text:span text:style-name="T4">&lt; &lt; </text:span><text:s text:c="2"/>&gt; &gt; &gt; <text:s/>OUT C &gt; &gt; <text:span text:style-name="T4">^</text:span></text:p>
      <text:p text:style-name="Preformatted_20_Text">-----------------<text:tab/><text:tab/><text:tab/><text:tab/><text:tab/><text:span text:style-name="T4">v</text:span><text:tab/>-----------------<text:tab/><text:tab/><text:span text:style-name="T4">^</text:span></text:p>
      <text:p text:style-name="Preformatted_20_Text"><text:tab/>O<text:tab/><text:tab/>switch<text:tab/><text:tab/><text:tab/><text:span text:style-name="T4">&gt;</text:span> <text:s text:c="2"/><text:span text:style-name="T1">CYCL</text:span>/1SHOT/<text:span text:style-name="T4">SEQ</text:span> D <text:s/><text:span text:style-name="T1">&lt;</text:span> <text:span text:style-name="T3">&lt;</text:span> <text:span text:style-name="T1">&lt;<text:tab/></text:span><text:span text:style-name="T4">^</text:span><text:span text:style-name="T1"><text:tab/><text:tab/><text:tab/><text:tab/></text:span><text:tab/><text:tab/><text:tab/><text:tab/><text:tab/><text:tab/> <text:s text:c="5"/><text:span text:style-name="T1">v</text:span>v<text:span text:style-name="T4">v</text:span><text:span text:style-name="T2"><text:tab/><text:tab/> <text:s text:c="9"/></text:span><text:span text:style-name="T1">^ </text:span><text:span text:style-name="T4">^</text:span></text:p>
      <text:p text:style-name="Preformatted_20_Text">O<text:tab/><text:tab/>O<text:tab/>knobs<text:tab/><text:tab/><text:tab/>a D <text:s text:c="12"/><text:span text:style-name="T1">v</text:span>v<text:span text:style-name="T4">v</text:span><text:tab/> <text:s text:c="7"/>r D <text:s text:c="9"/><text:span text:style-name="T1">^ </text:span><text:span text:style-name="T4">^</text:span></text:p>
      <text:p text:style-name="Preformatted_20_Text"><text:tab/>o<text:tab/><text:tab/>LED<text:tab/><text:tab/><text:tab/><text:tab/> <text:s text:c="5"/><text:span text:style-name="T5">red</text:span><text:tab/><text:tab/> <text:s text:c="9"/><text:span text:style-name="T1">^ </text:span><text:span text:style-name="T4">^</text:span></text:p>
      <text:p text:style-name="Preformatted_20_Text">o<text:tab/>O<text:tab/>o<text:tab/>LED/socket/LED <text:s text:c="9"/>green <text:s text:c="8"/>EO D <text:s/><text:span text:style-name="T1">&gt; &gt;</text:span> amber <text:s/><text:span text:style-name="T1">&gt;</text:span> <text:span text:style-name="T1">^ </text:span><text:span text:style-name="T4">^</text:span></text:p>
      <text:p text:style-name="Preformatted_20_Text"><text:tab/><text:tab/><text:tab/><text:tab/><text:tab/> <text:s text:c="12"/><text:span text:style-name="T4"><text:tab/> <text:s text:c="5"/>v</text:span><text:span text:style-name="T5">v<text:tab/><text:tab/><text:tab/></text:span><text:span text:style-name="T4">^</text:span></text:p>
      <text:p text:style-name="Preformatted_20_Text">O<text:tab/><text:tab/>O<text:tab/>sockets<text:tab/><text:tab/><text:tab/>TRIG D <text:s/><text:span text:style-name="T4">&lt; &lt; </text:span><text:s/><text:span text:style-name="T5">&gt; &gt; &gt;</text:span> <text:s text:c="2"/>OUT D <text:span text:style-name="T5">&gt; &gt;</text:span><text:span text:style-name="T4"> ^</text:span></text:p>
      <text:p text:style-name="Preformatted_20_Text">-----------------<text:tab/><text:tab/><text:tab/><text:tab/><text:tab/><text:span text:style-name="T4">&gt; &gt; &gt; &gt; &gt; &gt; &gt; &gt; &gt; &gt; &gt; &gt; &gt; &gt; &gt; &gt;</text:span> <text:s/><text:span text:style-name="T4">^</text:span> </text:p>
      <text:p text:style-name="Preformatted_20_Text"><text:tab/><text:tab/><text:tab/><text:tab/><text:tab/><text:tab/><text:tab/>-----------------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Arial1" fo:font-size="10pt" style:font-name-asian="NSimSun" style:font-size-asian="10pt" style:font-name-complex="Courier New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ate>2021-07-07T16:17:31.17</dc:date>
    <dc:creator>wofl </dc:creator>
    <meta:generator>OpenOffice/4.1.7$Win32 OpenOffice.org_project/417m1$Build-9800</meta:generator>
    <meta:document-statistic meta:table-count="0" meta:image-count="0" meta:object-count="0" meta:page-count="1" meta:paragraph-count="38" meta:word-count="288" meta:character-count="1679"/>
    <meta:editing-duration>PT26M39S</meta:editing-duration>
    <meta:editing-cycles>1</meta:editing-cycles>
  </office:meta>
</office:document-meta>
</file>